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standard">
      <style:graphic-properties draw:stroke="none" draw:fill="solid" draw:fill-color="#ffffff" draw:textarea-horizontal-align="justify" draw:textarea-vertical-align="middle" draw:auto-grow-height="false"/>
    </style:style>
    <style:style style:name="gr94"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6"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73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3"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4" draw:text-style-name="P5" draw:layer="layout" svg:x1="22.935cm" svg:y1="6.35cm" svg:x2="22.947cm" svg:y2="9.792cm">
          <text:p/>
        </draw:line>
        <draw:line draw:style-name="gr95" draw:text-style-name="P5" draw:layer="layout" svg:x1="15.748cm" svg:y1="9.444cm" svg:x2="22.935cm" svg:y2="9.444cm">
          <text:p/>
        </draw:line>
        <draw:line draw:style-name="gr96" draw:text-style-name="P5" draw:layer="layout" svg:x1="16.931cm" svg:y1="6.35cm" svg:x2="16.943cm" svg:y2="9.792cm">
          <text:p/>
        </draw:line>
        <draw:line draw:style-name="gr97" draw:text-style-name="P5" draw:layer="layout" svg:x1="15.363cm" svg:y1="9.163cm" svg:x2="16.95cm" svg:y2="9.163cm">
          <text:p/>
        </draw:line>
        <draw:line draw:style-name="gr98" draw:text-style-name="P5" draw:layer="layout" svg:x1="16.331cm" svg:y1="6.35cm" svg:x2="16.343cm" svg:y2="9.792cm">
          <text:p/>
        </draw:line>
        <draw:frame draw:style-name="gr4" draw:text-style-name="P58" draw:layer="layout" svg:width="2.54cm" svg:height="1.361cm" svg:x="17.618cm" svg:y="3.407cm">
          <draw:text-box>
            <text:p><text:span text:style-name="T33">Spark/</text:span></text:p>
            <text:p><text:span text:style-name="T33">Vanilla</text:span></text:p>
          </draw:text-box>
        </draw:frame>
        <draw:frame draw:style-name="gr4" draw:text-style-name="P58" draw:layer="layout" svg:width="2.54cm" svg:height="1.361cm" svg:x="17.618cm" svg:y="6.958cm">
          <draw:text-box>
            <text:p><text:span text:style-name="T33">Spark/</text:span></text:p>
            <text:p><text:span text:style-name="T33">Crail</text:span></text:p>
          </draw:text-box>
        </draw:frame>
        <draw:frame draw:style-name="gr4" draw:text-style-name="P59" draw:layer="layout" svg:width="1.778cm" svg:height="0.806cm" svg:x="20.066cm" svg:y="8.686cm">
          <draw:text-box>
            <text:p><text:span text:style-name="T34">7x</text:span></text:p>
          </draw:text-box>
        </draw:frame>
        <draw:frame draw:style-name="gr4" draw:text-style-name="P60" draw:layer="layout" svg:width="1.27cm" svg:height="0.806cm" svg:x="16.331cm" svg:y="8.441cm">
          <draw:text-box>
            <text:p><text:span text:style-name="T35">3x</text:span></text:p>
          </draw:text-box>
        </draw:frame>
        <draw:frame draw:style-name="gr4" draw:text-style-name="P61" draw:layer="layout" svg:width="1.27cm" svg:height="0.806cm" svg:x="15.443cm" svg:y="8.128cm">
          <draw:text-box>
            <text:p><text:span text:style-name="T36">2x</text:span></text:p>
          </draw:text-box>
        </draw:frame>
        <draw:line draw:style-name="gr99" draw:text-style-name="P5" draw:layer="layout" svg:x1="15.357cm" svg:y1="8.89cm" svg:x2="16.394cm" svg:y2="8.8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2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2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906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206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506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3"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27</meta:editing-cycles>
    <meta:creation-date>2017-05-21T20:18:07.506990499</meta:creation-date>
    <dc:date>2017-05-30T17:16:07.627245193</dc:date>
    <meta:editing-duration>P1DT5H45M5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